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measure" style:list-style-name="L1">
      <style:graphic-properties draw:textarea-vertical-align="middle" draw:line-distance="0.42cm"/>
    </style:style>
    <style:style style:name="gr3" style:family="graphic" style:parent-style-name="measure" style:list-style-name="L1">
      <style:graphic-properties draw:textarea-vertical-align="middle"/>
    </style:style>
    <style:style style:name="gr4" style:family="graphic" style:parent-style-name="measure" style:list-style-name="L1">
      <style:graphic-properties draw:textarea-vertical-align="middle" draw:line-distance="1.84cm"/>
    </style:style>
    <style:style style:name="gr5" style:family="graphic" style:parent-style-name="measure" style:list-style-name="L1">
      <style:graphic-properties draw:textarea-vertical-align="middle" draw:line-distance="0.77cm"/>
    </style:style>
    <style:style style:name="gr6" style:family="graphic" style:parent-style-name="measure" style:list-style-name="L1">
      <style:graphic-properties draw:textarea-vertical-align="middle" draw:line-distance="0.63cm"/>
    </style:style>
    <style:style style:name="gr7" style:family="graphic" style:parent-style-name="objectwithoutfill">
      <style:graphic-properties draw:stroke="dash" draw:stroke-dash="_32__20_Dots_20_1_20_Dash" draw:fill="none" draw:textarea-vertical-align="middle"/>
    </style:style>
    <style:style style:name="gr8" style:family="graphic" style:parent-style-name="measure" style:list-style-name="L1">
      <style:graphic-properties draw:textarea-vertical-align="middle" draw:line-distance="0.19cm"/>
    </style:style>
    <style:style style:name="gr9" style:family="graphic" style:parent-style-name="measure" style:list-style-name="L1">
      <style:graphic-properties draw:textarea-vertical-align="middle" draw:line-distance="1.781cm"/>
    </style:style>
    <style:style style:name="gr10" style:family="graphic" style:parent-style-name="objectwithoutfill">
      <style:graphic-properties svg:stroke-width="0.025cm" draw:marker-start-width="0.274cm" draw:marker-end-width="0.274cm" draw:fill="none" draw:textarea-vertical-align="middle" fo:padding-top="0.137cm" fo:padding-bottom="0.137cm" fo:padding-left="0.262cm" fo:padding-right="0.262cm"/>
    </style:style>
    <style:style style:name="gr11" style:family="graphic" style:parent-style-name="measure" style:list-style-name="L1">
      <style:graphic-properties draw:textarea-vertical-align="middle" draw:line-distance="-0.01cm"/>
    </style:style>
    <style:style style:name="gr12" style:family="graphic" style:parent-style-name="standard">
      <style:graphic-properties svg:stroke-width="0.025cm" svg:stroke-color="#000000" draw:marker-start-width="0.274cm" draw:marker-end-width="0.274cm" draw:textarea-vertical-align="middle" fo:padding-top="0.137cm" fo:padding-bottom="0.137cm" fo:padding-left="0.262cm" fo:padding-right="0.262cm"/>
    </style:style>
    <style:style style:name="gr13" style:family="graphic" style:parent-style-name="measure" style:list-style-name="L1">
      <style:graphic-properties draw:textarea-vertical-align="middle" draw:line-distance="2.38cm"/>
    </style:style>
    <style:style style:name="gr14" style:family="graphic" style:parent-style-name="objectwithoutfill">
      <style:graphic-properties draw:stroke="dash" draw:stroke-dash="Fine_20_Dashed_20__28_var_29_" draw:fill="none" draw:textarea-vertical-align="middle"/>
    </style:style>
    <style:style style:name="gr15" style:family="graphic" style:parent-style-name="measure" style:list-style-name="L1">
      <style:graphic-properties draw:textarea-vertical-align="middle" draw:line-distance="0.88cm" draw:placing="below"/>
    </style:style>
    <style:style style:name="gr16" style:family="graphic" style:parent-style-name="measure" style:list-style-name="L1">
      <style:graphic-properties draw:textarea-vertical-align="middle" draw:line-distance="0.9cm"/>
    </style:style>
    <style:style style:name="gr17" style:family="graphic" style:parent-style-name="measure">
      <style:graphic-properties draw:textarea-vertical-align="middle"/>
    </style:style>
    <style:style style:name="gr18" style:family="graphic" style:parent-style-name="measure" style:list-style-name="L1">
      <style:graphic-properties draw:textarea-vertical-align="middle" draw:line-distance="0.9cm"/>
    </style:style>
    <style:style style:name="gr19" style:family="graphic" style:parent-style-name="objectwithoutfill">
      <style:graphic-properties draw:stroke="dash" draw:stroke-dash="Fine_20_Dotted" draw:fill="none" draw:textarea-vertical-align="middle"/>
    </style:style>
    <style:style style:name="gr20" style:family="graphic" style:parent-style-name="standard">
      <style:graphic-properties svg:stroke-width="0.025cm" svg:stroke-color="#000000" draw:marker-start-width="0.275cm" draw:marker-end-width="0.275cm" draw:textarea-vertical-align="middle" fo:padding-top="0.138cm" fo:padding-bottom="0.138cm" fo:padding-left="0.263cm" fo:padding-right="0.263cm"/>
    </style:style>
    <style:style style:name="gr21" style:family="graphic" style:parent-style-name="measure" style:list-style-name="L1">
      <style:graphic-properties draw:textarea-vertical-align="middle" draw:line-distance="1.31cm"/>
    </style:style>
    <style:style style:name="gr22" style:family="graphic" style:parent-style-name="measure" style:list-style-name="L1">
      <style:graphic-properties draw:textarea-vertical-align="middle" draw:line-distance="0.82cm" draw:placing="below"/>
    </style:style>
    <style:style style:name="gr23" style:family="graphic" style:parent-style-name="measure" style:list-style-name="L1">
      <style:graphic-properties draw:textarea-vertical-align="middle" draw:line-distance="5.05cm"/>
    </style:style>
    <style:style style:name="gr24" style:family="graphic" style:parent-style-name="standard">
      <style:graphic-properties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8" style:family="graphic" style:parent-style-name="measure" style:list-style-name="L1">
      <style:graphic-properties draw:textarea-vertical-align="middle" draw:line-distance="1.4cm"/>
    </style:style>
    <style:style style:name="gr29" style:family="graphic" style:parent-style-name="measure" style:list-style-name="L1">
      <style:graphic-properties draw:textarea-vertical-align="middle" draw:line-distance="0.3cm" draw:placing="below"/>
    </style:style>
    <style:style style:name="gr30" style:family="graphic" style:parent-style-name="measure" style:list-style-name="L1">
      <style:graphic-properties draw:textarea-vertical-align="middle"/>
    </style:style>
    <style:style style:name="gr31" style:family="graphic" style:parent-style-name="objectwithoutfill">
      <style:graphic-properties svg:stroke-width="0.025cm" draw:marker-start-width="0.074cm" draw:marker-end-width="0.074cm" draw:fill="none" draw:textarea-vertical-align="middle" fo:padding-top="0.137cm" fo:padding-bottom="0.137cm" fo:padding-left="0.262cm" fo:padding-right="0.262cm"/>
    </style:style>
    <style:style style:name="gr32" style:family="graphic" style:parent-style-name="measure" style:list-style-name="L1">
      <style:graphic-properties draw:textarea-vertical-align="middle" draw:line-distance="2.47cm" draw:placing="below"/>
    </style:style>
    <style:style style:name="gr33" style:family="graphic" style:parent-style-name="measure" style:list-style-name="L1">
      <style:graphic-properties draw:textarea-vertical-align="middle" draw:line-distance="3.92cm"/>
    </style:style>
    <style:style style:name="gr34" style:family="graphic" style:parent-style-name="standard">
      <style:graphic-properties draw:stroke="none" draw:fill="none" fo:min-height="0.4cm"/>
    </style:style>
    <style:style style:name="gr35" style:family="graphic" style:parent-style-name="objectwithoutfill">
      <style:graphic-properties draw:fill="hatch" draw:fill-hatch-name="Black_20_-45_20_Degrees" draw:fill-hatch-solid="false" draw:textarea-vertical-align="middle"/>
    </style:style>
    <style:style style:name="gr36" style:family="graphic" style:parent-style-name="measure" style:list-style-name="L1">
      <style:graphic-properties draw:textarea-vertical-align="middle" draw:line-distance="1.49cm" draw:placing="below"/>
    </style:style>
    <style:style style:name="gr37" style:family="graphic" style:parent-style-name="measure" style:list-style-name="L1">
      <style:graphic-properties draw:textarea-vertical-align="middle" draw:line-distance="2.83cm"/>
    </style:style>
    <style:style style:name="gr38" style:family="graphic" style:parent-style-name="objectwithoutfill">
      <style:graphic-properties svg:stroke-width="0.025cm" draw:marker-start-width="0.274cm" draw:marker-end-width="0.274cm" draw:fill="none" draw:textarea-horizontal-align="center" draw:textarea-vertical-align="middle" fo:padding-top="0.137cm" fo:padding-bottom="0.137cm" fo:padding-left="0.262cm" fo:padding-right="0.262cm"/>
    </style:style>
    <style:style style:name="gr39" style:family="graphic" style:parent-style-name="objectwithoutfill">
      <style:graphic-properties svg:stroke-width="0.025cm" draw:marker-start-width="0.274cm" draw:marker-end-width="0.274cm" draw:fill="gradient" draw:fill-gradient-name="Gray_20_Gradient_20_1" draw:textarea-vertical-align="middle" fo:padding-top="0.137cm" fo:padding-bottom="0.137cm" fo:padding-left="0.262cm" fo:padding-right="0.262cm"/>
    </style:style>
    <style:style style:name="gr40" style:family="graphic" style:parent-style-name="measure" style:list-style-name="L1">
      <style:graphic-properties draw:textarea-vertical-align="middle" draw:line-distance="1.17cm" draw:placing="below"/>
    </style:style>
    <style:style style:name="gr41" style:family="graphic" style:parent-style-name="standard">
      <style:graphic-properties svg:stroke-width="0.025cm" svg:stroke-color="#000000" draw:marker-start-width="0.074cm" draw:marker-end-width="0.074cm" draw:fill="none" draw:textarea-horizontal-align="justify" draw:textarea-vertical-align="middle" draw:auto-grow-height="false" fo:padding-top="0.137cm" fo:padding-bottom="0.137cm" fo:padding-left="0.262cm" fo:padding-right="0.262cm"/>
    </style:style>
    <style:style style:name="gr42" style:family="graphic" style:parent-style-name="standard">
      <style:graphic-properties svg:stroke-width="0.025cm" svg:stroke-color="#000000" draw:marker-start-width="0.074cm" draw:marker-end-width="0.074cm" draw:textarea-vertical-align="middle" fo:padding-top="0.137cm" fo:padding-bottom="0.137cm" fo:padding-left="0.262cm" fo:padding-right="0.262cm"/>
    </style:style>
    <style:style style:name="gr43" style:family="graphic" style:parent-style-name="measure" style:list-style-name="L1">
      <style:graphic-properties draw:textarea-vertical-align="middle"/>
    </style:style>
    <style:style style:name="gr44" style:family="graphic" style:parent-style-name="measure" style:list-style-name="L1">
      <style:graphic-properties draw:textarea-vertical-align="middle" draw:line-distance="2.38cm"/>
    </style:style>
    <style:style style:name="gr45" style:family="graphic" style:parent-style-name="measure" style:list-style-name="L1">
      <style:graphic-properties draw:textarea-vertical-align="middle"/>
    </style:style>
    <style:style style:name="gr46" style:family="graphic" style:parent-style-name="measure" style:list-style-name="L1">
      <style:graphic-properties draw:textarea-vertical-align="middle" draw:line-distance="1.37cm" draw:placing="below"/>
    </style:style>
    <style:style style:name="gr47" style:family="graphic" style:parent-style-name="measure" style:list-style-name="L1">
      <style:graphic-properties draw:textarea-vertical-align="middle" draw:line-distance="1.26cm" draw:placing="below"/>
    </style:style>
    <style:style style:name="gr48" style:family="graphic" style:parent-style-name="standard">
      <style:graphic-properties draw:stroke="none" draw:fill="none" fo:min-height="1.62cm"/>
    </style:style>
    <style:style style:name="gr49" style:family="graphic" style:parent-style-name="measure" style:list-style-name="L1">
      <style:graphic-properties draw:textarea-vertical-align="middle" draw:line-distance="3.31cm"/>
    </style:style>
    <style:style style:name="gr50" style:family="graphic" style:parent-style-name="measure" style:list-style-name="L1">
      <style:graphic-properties draw:textarea-vertical-align="middle" draw:line-distance="0.94cm"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text-properties fo:font-size="9pt" style:font-size-asian="9pt" style:font-size-complex="9pt"/>
    </style:style>
    <style:style style:name="P5" style:family="paragraph">
      <style:paragraph-properties fo:text-align="center"/>
      <style:text-properties fo:font-weight="bold"/>
    </style:style>
    <style:style style:name="P6" style:family="paragraph">
      <style:text-properties fo:font-size="11pt" fo:font-weight="bold" style:font-size-asian="11pt" style:font-size-complex="11pt"/>
    </style:style>
    <style:style style:name="P7" style:family="paragraph">
      <style:paragraph-properties fo:margin-top="0.42cm" fo:margin-bottom="0.35cm"/>
    </style:style>
    <style:style style:name="P8" style:family="paragraph">
      <style:paragraph-properties fo:margin-top="0.42cm" fo:margin-bottom="0.35cm"/>
      <style:text-properties fo:font-size="10pt" style:font-size-asian="10pt" style:font-size-complex="10pt"/>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fo:font-size="9pt" style:font-size-asian="9pt" style:font-size-complex="9pt"/>
    </style:style>
    <style:style style:name="T3" style:family="text">
      <style:text-properties fo:font-size="11pt" fo:font-weight="bold" style:font-size-asian="11pt" style:font-size-complex="11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0.16cm" svg:height="7.62cm" svg:x="4.53cm" svg:y="3.562cm">
            <text:p/>
            <draw:enhanced-geometry svg:viewBox="0 0 21600 21600" draw:type="rectangle" draw:enhanced-path="M 0 0 L 21600 0 21600 21600 0 21600 0 0 Z N"/>
          </draw:custom-shape>
          <draw:measure draw:style-name="gr2" draw:text-style-name="P2" draw:layer="measurelines" svg:x1="4.521cm" svg:y1="3.672cm" svg:x2="14.68cm" svg:y2="3.66cm">
            <text:p text:style-name="P2"><text:span text:style-name="T1"><text:measure text:kind="gap"/></text:span><text:span text:style-name="T1">1016</text:span><text:span text:style-name="T1"><text:measure text:kind="unit">mm</text:measure></text:span><text:span text:style-name="T1"><text:measure text:kind="gap"/></text:span></text:p>
          </draw:measure>
        </draw:g>
        <draw:measure draw:style-name="gr3" draw:text-style-name="P2" draw:layer="layout" svg:x1="4.501cm" svg:y1="14.07cm" svg:x2="14.66cm" svg:y2="14.058cm">
          <text:p text:style-name="P2"><text:span text:style-name="T1"><text:measure text:kind="gap"/></text:span><text:span text:style-name="T1">1016</text:span><text:span text:style-name="T1"><text:measure text:kind="unit">mm</text:measure></text:span><text:span text:style-name="T1"><text:measure text:kind="gap"/></text:span></text:p>
        </draw:measure>
        <draw:measure draw:style-name="gr4" draw:text-style-name="P2" draw:layer="layout" svg:x1="4.47cm" svg:y1="21.45cm" svg:x2="4.47cm" svg:y2="13.95cm">
          <text:p text:style-name="P2"><text:span text:style-name="T1"><text:measure text:kind="gap"/></text:span><text:span text:style-name="T1"><text:measure text:kind="value">750</text:measure></text:span><text:span text:style-name="T1"><text:measure text:kind="unit">mm</text:measure></text:span><text:span text:style-name="T1"><text:measure text:kind="gap"/></text:span></text:p>
        </draw:measure>
        <draw:measure draw:style-name="gr5" draw:text-style-name="P2" draw:layer="measurelines" svg:x1="4.36cm" svg:y1="21.45cm" svg:x2="4.36cm" svg:y2="16.8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measure draw:style-name="gr6" draw:text-style-name="P2" draw:layer="measurelines" svg:x1="9.59cm" svg:y1="21.64cm" svg:x2="4.51cm" svg:y2="21.64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layout" svg:x1="9.59cm" svg:y1="21.8cm" svg:x2="9.59cm" svg:y2="13.39cm">
          <text:p/>
        </draw:line>
        <draw:measure draw:style-name="gr8" draw:text-style-name="P2" draw:layer="measurelines" svg:x1="14.889cm" svg:y1="3.75cm" svg:x2="14.699cm" svg:y2="3.75cm">
          <text:p text:style-name="P2"><text:span text:style-name="T1"><text:measure text:kind="gap"/></text:span><text:span text:style-name="T1"><text:measure text:kind="value">19</text:measure></text:span><text:span text:style-name="T1"><text:measure text:kind="unit">mm</text:measure></text:span><text:span text:style-name="T1"><text:measure text:kind="gap"/></text:span></text:p>
        </draw:measure>
        <draw:g>
          <draw:custom-shape draw:style-name="gr1" draw:text-style-name="P1" draw:layer="layout" svg:width="10.54cm" svg:height="8cm" svg:x="4.34cm" svg:y="3.382cm">
            <text:p/>
            <draw:enhanced-geometry svg:viewBox="0 0 21600 21600" draw:type="rectangle" draw:enhanced-path="M 0 0 L 21600 0 21600 21600 0 21600 0 0 Z N"/>
          </draw:custom-shape>
          <draw:measure draw:style-name="gr9" draw:text-style-name="P2" draw:layer="layout" svg:x1="4.48cm" svg:y1="11.392cm" svg:x2="4.499cm" svg:y2="3.392cm">
            <text:p text:style-name="P2"><text:span text:style-name="T1"><text:measure text:kind="gap"/></text:span><text:span text:style-name="T1"><text:measure text:kind="value">800</text:measure></text:span><text:span text:style-name="T1"><text:measure text:kind="unit">mm</text:measure></text:span><text:span text:style-name="T1"><text:measure text:kind="gap"/></text:span></text:p>
          </draw:measure>
        </draw:g>
        <draw:line draw:style-name="gr10" draw:text-style-name="P1" draw:layer="layout" svg:x1="4.52cm" svg:y1="3.56cm" svg:x2="4.52cm" svg:y2="3.38cm">
          <text:p/>
        </draw:line>
        <draw:line draw:style-name="gr10" draw:text-style-name="P1" draw:layer="layout" svg:x1="4.53cm" svg:y1="11.37cm" svg:x2="4.53cm" svg:y2="11.19cm">
          <text:p/>
        </draw:line>
        <draw:line draw:style-name="gr10" draw:text-style-name="P1" draw:layer="layout" svg:x1="14.69cm" svg:y1="11.18cm" svg:x2="14.69cm" svg:y2="11.38cm">
          <text:p/>
        </draw:line>
        <draw:line draw:style-name="gr10" draw:text-style-name="P1" draw:layer="layout" svg:x1="14.69cm" svg:y1="3.39cm" svg:x2="14.69cm" svg:y2="3.59cm">
          <text:p/>
        </draw:line>
        <draw:measure draw:style-name="gr11" draw:text-style-name="P2" draw:layer="layout" svg:x1="9.58cm" svg:y1="16.81cm" svg:x2="9.58cm" svg:y2="13.96cm">
          <text:p text:style-name="P2"><text:span text:style-name="T1"><text:measure text:kind="gap"/></text:span><text:span text:style-name="T1"><text:measure text:kind="value">285</text:measure></text:span><text:span text:style-name="T1"><text:measure text:kind="unit">mm</text:measure></text:span><text:span text:style-name="T1"><text:measure text:kind="gap"/></text:span></text:p>
        </draw:measure>
        <draw:custom-shape draw:style-name="gr1" draw:text-style-name="P1" draw:layer="layout" svg:width="10.16cm" svg:height="7.5cm" svg:x="4.51cm" svg:y="13.96cm">
          <text:p/>
          <draw:enhanced-geometry svg:viewBox="0 0 21600 21600" draw:type="rectangle" draw:enhanced-path="M 0 0 L 21600 0 21600 21600 0 21600 0 0 Z N"/>
        </draw:custom-shape>
        <draw:ellipse draw:style-name="gr12" draw:text-style-name="P1" draw:layer="layout" svg:width="8.612cm" svg:height="10.26cm" svg:x="5.269cm" svg:y="16.8cm" draw:kind="arc" draw:start-angle="5.62" draw:end-angle="174.4">
          <text:p/>
        </draw:ellipse>
        <draw:measure draw:style-name="gr13" draw:text-style-name="P2" draw:layer="measurelines" svg:x1="14.43cm" svg:y1="13.964cm" svg:x2="14.43cm" svg:y2="15.264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rect draw:style-name="gr14" draw:text-style-name="P1" draw:layer="layout" svg:width="0.8cm" svg:height="0.8cm" svg:x="13.88cm" svg:y="10.38cm">
          <text:p/>
        </draw:rect>
        <draw:measure draw:style-name="gr15" draw:text-style-name="P2" draw:layer="measurelines" svg:x1="4.48cm" svg:y1="15.527cm" svg:x2="4.48cm" svg:y2="16.157cm">
          <text:p text:style-name="P2"><text:span text:style-name="T1"><text:measure text:kind="gap"/></text:span><text:span text:style-name="T1"><text:measure text:kind="value">63</text:measure></text:span><text:span text:style-name="T1"><text:measure text:kind="unit">mm</text:measure></text:span><text:span text:style-name="T1"><text:measure text:kind="gap"/></text:span></text:p>
        </draw:measure>
        <draw:rect draw:style-name="gr14" draw:text-style-name="P1" draw:layer="layout" svg:width="0.4cm" svg:height="7.62cm" svg:x="7.69cm" svg:y="3.57cm">
          <text:p/>
        </draw:rect>
        <draw:rect draw:style-name="gr14" draw:text-style-name="P1" draw:layer="layout" svg:width="0.4cm" svg:height="7.63cm" svg:x="11.1cm" svg:y="3.56cm">
          <text:p/>
        </draw:rect>
        <draw:rect draw:style-name="gr14" draw:text-style-name="P1" draw:layer="layout" svg:width="0.4cm" svg:height="0.63cm" svg:x="7.688cm" svg:y="15.467cm">
          <text:p/>
        </draw:rect>
        <draw:rect draw:style-name="gr14" draw:text-style-name="P1" draw:layer="layout" svg:width="0.4cm" svg:height="0.63cm" svg:x="11.1cm" svg:y="15.47cm">
          <text:p/>
        </draw:rect>
        <draw:rect draw:style-name="gr14" draw:text-style-name="P1" draw:layer="layout" svg:width="10.17cm" svg:height="0.4cm" svg:x="4.52cm" svg:y="5.85cm">
          <text:p/>
        </draw:rect>
        <draw:rect draw:style-name="gr14" draw:text-style-name="P1" draw:layer="layout" svg:width="10.15cm" svg:height="0.4cm" svg:x="4.52cm" svg:y="8.52cm">
          <text:p/>
        </draw:rect>
        <draw:measure draw:style-name="gr16" draw:text-style-name="P2" draw:layer="measurelines" svg:x1="4.6cm" svg:y1="5.85cm" svg:x2="4.6cm" svg:y2="3.39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rect draw:style-name="gr14" draw:text-style-name="P1" draw:layer="layout" svg:width="10.16cm" svg:height="0.63cm" svg:x="4.5cm" svg:y="15.47cm">
          <text:p/>
        </draw:rect>
        <draw:rect draw:style-name="gr14" draw:text-style-name="P1" draw:layer="layout" svg:width="10.16cm" svg:height="0.19cm" svg:x="4.5cm" svg:y="15.27cm">
          <text:p/>
        </draw:rect>
        <draw:measure draw:style-name="gr17" draw:text-style-name="P1" draw:layer="layout" svg:x1="7.71cm" svg:y1="11.27cm" svg:x2="4.53cm" svg:y2="11.27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7" draw:text-style-name="P1" draw:layer="layout" svg:x1="14.69cm" svg:y1="11.26cm" svg:x2="11.51cm" svg:y2="11.26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8" draw:text-style-name="P2" draw:layer="layout" svg:x1="4.56cm" svg:y1="11.38cm" svg:x2="4.56cm" svg:y2="8.92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line draw:style-name="gr19" draw:text-style-name="P1" draw:layer="layout" svg:x1="9.58cm" svg:y1="16.8cm" svg:x2="4.23cm" svg:y2="16.8cm">
          <text:p/>
        </draw:line>
        <draw:rect draw:style-name="gr10" draw:text-style-name="P1" draw:layer="layout" svg:width="0.18cm" svg:height="7.5cm" svg:x="4.33cm" svg:y="13.97cm">
          <text:p/>
        </draw:rect>
        <draw:rect draw:style-name="gr10" draw:text-style-name="P1" draw:layer="layout" svg:width="0.2cm" svg:height="7.5cm" svg:x="14.67cm" svg:y="13.97cm">
          <text:p/>
        </draw:rect>
        <draw:measure draw:style-name="gr17" draw:text-style-name="P1" draw:layer="layout" svg:x1="24.98cm" svg:y1="10.39cm" svg:x2="24.98cm" svg:y2="11.38cm">
          <text:p text:style-name="P3"><text:span text:style-name="T1"><text:measure text:kind="gap"/></text:span><text:span text:style-name="T1"><text:measure text:kind="value">99</text:measure></text:span><text:span text:style-name="T1"><text:measure text:kind="unit">mm</text:measure></text:span><text:span text:style-name="T1"><text:measure text:kind="gap"/></text:span></text:p>
        </draw:measure>
        <draw:rect draw:style-name="gr10" draw:text-style-name="P1" draw:layer="layout" svg:width="7.5cm" svg:height="8cm" svg:x="17.48cm" svg:y="3.38cm">
          <text:p/>
        </draw:rect>
        <draw:ellipse draw:style-name="gr20" draw:text-style-name="P1" draw:layer="layout" svg:width="10.06cm" svg:height="6.05cm" svg:x="20.3cm" svg:y="4.35cm" draw:kind="arc" draw:start-angle="93.91" draw:end-angle="266.11">
          <text:p/>
        </draw:ellipse>
        <draw:measure draw:style-name="gr21" draw:text-style-name="P2" draw:layer="measurelines" svg:x1="24.96cm" svg:y1="10.97cm" svg:x2="18.95cm" svg:y2="10.97cm">
          <text:p text:style-name="P2"><text:span text:style-name="T1"><text:measure text:kind="gap"/></text:span><text:span text:style-name="T1"><text:measure text:kind="value">601</text:measure></text:span><text:span text:style-name="T1"><text:measure text:kind="unit">mm</text:measure></text:span><text:span text:style-name="T1"><text:measure text:kind="gap"/></text:span></text:p>
        </draw:measure>
        <draw:rect draw:style-name="gr14" draw:text-style-name="P1" draw:layer="layout" svg:width="6.01cm" svg:height="0.8cm" svg:x="18.95cm" svg:y="10.39cm">
          <text:p/>
        </draw:rect>
        <draw:rect draw:style-name="gr14" draw:text-style-name="P1" draw:layer="layout" svg:width="0.19cm" svg:height="7.63cm" svg:x="18.77cm" svg:y="3.557cm">
          <text:p/>
        </draw:rect>
        <draw:line draw:style-name="gr14" draw:text-style-name="P1" draw:layer="layout" svg:x1="17.46cm" svg:y1="3.55cm" svg:x2="24.98cm" svg:y2="3.55cm">
          <text:p/>
        </draw:line>
        <draw:line draw:style-name="gr14" draw:text-style-name="P1" draw:layer="layout" svg:x1="17.45cm" svg:y1="11.19cm" svg:x2="24.97cm" svg:y2="11.19cm">
          <text:p/>
        </draw:line>
        <draw:rect draw:style-name="gr14" draw:text-style-name="P1" draw:layer="layout" svg:width="0.63cm" svg:height="0.4cm" svg:x="18.973cm" svg:y="8.52cm">
          <text:p/>
        </draw:rect>
        <draw:rect draw:style-name="gr14" draw:text-style-name="P1" draw:layer="layout" svg:width="0.63cm" svg:height="0.4cm" svg:x="18.953cm" svg:y="5.85cm">
          <text:p/>
        </draw:rect>
        <draw:measure draw:style-name="gr22" draw:text-style-name="P2" draw:layer="measurelines" svg:x1="9.59cm" svg:y1="21.45cm" svg:x2="13.87cm" svg:y2="21.45cm">
          <text:p text:style-name="P2"><text:span text:style-name="T1"><text:measure text:kind="gap"/></text:span><text:span text:style-name="T1"><text:measure text:kind="value">428</text:measure></text:span><text:span text:style-name="T1"><text:measure text:kind="unit">mm</text:measure></text:span><text:span text:style-name="T1"><text:measure text:kind="gap"/></text:span></text:p>
        </draw:measure>
        <draw:line draw:style-name="gr19" draw:text-style-name="P1" draw:layer="layout" svg:x1="20.32cm" svg:y1="7.25cm" svg:x2="20.32cm" svg:y2="11.8cm">
          <text:p/>
        </draw:line>
        <draw:rect draw:style-name="gr14" draw:text-style-name="P1" draw:layer="layout" svg:width="0.79cm" svg:height="5.34cm" svg:x="13.87cm" svg:y="16.1cm">
          <text:p/>
        </draw:rect>
        <draw:rect draw:style-name="gr14" draw:text-style-name="P1" draw:layer="layout" svg:width="0.63cm" svg:height="7.65cm" svg:x="18.963cm" svg:y="3.55cm">
          <text:p/>
        </draw:rect>
        <draw:measure draw:style-name="gr17" draw:text-style-name="P1" draw:layer="measurelines" svg:x1="14.69cm" svg:y1="10.37cm" svg:x2="14.69cm" svg:y2="11.17cm">
          <text:p text:style-name="P3"><text:span text:style-name="T1"><text:measure text:kind="gap"/></text:span><text:span text:style-name="T1"><text:measure text:kind="value">80</text:measure></text:span><text:span text:style-name="T1"><text:measure text:kind="unit">mm</text:measure></text:span><text:span text:style-name="T1"><text:measure text:kind="gap"/></text:span></text:p>
        </draw:measure>
        <draw:measure draw:style-name="gr23" draw:text-style-name="P2" draw:layer="measurelines" svg:x1="20.334cm" svg:y1="7.45cm" svg:x2="24.984cm" svg:y2="7.45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4" draw:text-style-name="P1" draw:layer="layout" svg:width="0.4cm" svg:height="7.62cm" svg:x="4.541cm" svg:y="3.57cm">
          <text:p/>
        </draw:rect>
        <draw:rect draw:style-name="gr14" draw:text-style-name="P1" draw:layer="layout" svg:width="0.4cm" svg:height="7.62cm" svg:x="14.29cm" svg:y="3.57cm">
          <text:p/>
        </draw:rect>
        <draw:rect draw:style-name="gr14" draw:text-style-name="P1" draw:layer="layout" svg:width="10.17cm" svg:height="0.4cm" svg:x="4.52cm" svg:y="3.55cm">
          <text:p/>
        </draw:rect>
        <draw:rect draw:style-name="gr14" draw:text-style-name="P1" draw:layer="layout" svg:width="10.17cm" svg:height="0.4cm" svg:x="4.52cm" svg:y="10.774cm">
          <text:p/>
        </draw:rect>
        <draw:rect draw:style-name="gr24" draw:text-style-name="P1" draw:layer="layout" svg:width="3.02cm" svg:height="1.89cm" svg:x="8.08cm" svg:y="3.97cm">
          <text:p/>
        </draw:rect>
        <draw:frame draw:style-name="gr25" draw:text-style-name="P4" draw:layer="layout" svg:width="3.114cm" svg:height="1.319cm" svg:x="8.05cm" svg:y="4.26cm">
          <draw:text-box>
            <text:p><text:span text:style-name="T2">Emplacement PC</text:span></text:p>
            <text:p><text:span text:style-name="T2">Long.xLarg.xHaut.</text:span></text:p>
            <text:p><text:span text:style-name="T2">302x190x187</text:span></text:p>
          </draw:text-box>
        </draw:frame>
        <draw:rect draw:style-name="gr26" draw:text-style-name="P5" draw:layer="layout" svg:width="7.69cm" svg:height="1.23cm" svg:x="33.31cm" svg:y="27.47cm">
          <text:p/>
        </draw:rect>
        <draw:rect draw:style-name="gr26" draw:text-style-name="P5" draw:layer="layout" svg:width="3.84cm" svg:height="1.23cm" svg:x="37.16cm" svg:y="26.254cm">
          <text:p/>
        </draw:rect>
        <draw:rect draw:style-name="gr26" draw:text-style-name="P5" draw:layer="layout" svg:width="3.84cm" svg:height="1.23cm" svg:x="33.31cm" svg:y="26.25cm">
          <text:p/>
        </draw:rect>
        <draw:frame draw:style-name="gr25" draw:text-style-name="P6" draw:layer="layout" svg:width="2.449cm" svg:height="0.692cm" svg:x="37.82cm" svg:y="26.548cm">
          <draw:text-box>
            <text:p><text:span text:style-name="T3">01/10/2014</text:span></text:p>
          </draw:text-box>
        </draw:frame>
        <draw:frame draw:style-name="gr27" draw:text-style-name="P6" draw:layer="layout" svg:width="4.96cm" svg:height="0.692cm" svg:x="33.87cm" svg:y="27.748cm">
          <draw:text-box>
            <text:p><text:span text:style-name="T3">Bac à sable augmenté </text:span></text:p>
          </draw:text-box>
        </draw:frame>
        <draw:frame draw:style-name="gr25" draw:text-style-name="P6" draw:layer="layout" svg:width="2.555cm" svg:height="0.692cm" svg:x="34.07cm" svg:y="26.548cm">
          <draw:text-box>
            <text:p><text:span text:style-name="T3">Version 1.2</text:span></text:p>
          </draw:text-box>
        </draw:frame>
        <draw:frame draw:style-name="gr25" draw:text-style-name="P6" draw:layer="layout" svg:width="1.044cm" svg:height="0.692cm" svg:x="39.636cm" svg:y="27.76cm">
          <draw:text-box>
            <text:p><text:span text:style-name="T3">1/2</text:span></text:p>
          </draw:text-box>
        </draw:frame>
        <draw:rect draw:style-name="gr14" draw:text-style-name="P1" draw:layer="layout" svg:width="0.79cm" svg:height="5.34cm" svg:x="4.52cm" svg:y="16.103cm">
          <text:p/>
        </draw:rect>
        <draw:measure draw:style-name="gr28" draw:text-style-name="P2" draw:layer="measurelines" svg:x1="14.23cm" svg:y1="15.271cm" svg:x2="14.23cm" svg:y2="15.461cm">
          <text:p text:style-name="P2"><text:measure text:kind="gap"/><text:measure text:kind="value">19</text:measure><text:measure text:kind="unit">mm</text:measure><text:measure text:kind="gap"/></text:p>
        </draw:measure>
        <draw:rect draw:style-name="gr14" draw:text-style-name="P1" draw:layer="layout" svg:width="6.01cm" svg:height="0.8cm" svg:x="18.95cm" svg:y="3.566cm">
          <text:p/>
        </draw:rect>
        <draw:rect draw:style-name="gr14" draw:text-style-name="P1" draw:layer="layout" svg:width="0.8cm" svg:height="0.8cm" svg:x="13.88cm" svg:y="3.58cm">
          <text:p/>
        </draw:rect>
        <draw:rect draw:style-name="gr14" draw:text-style-name="P1" draw:layer="layout" svg:width="0.8cm" svg:height="0.8cm" svg:x="4.536cm" svg:y="3.58cm">
          <text:p/>
        </draw:rect>
        <draw:rect draw:style-name="gr14" draw:text-style-name="P1" draw:layer="layout" svg:width="0.8cm" svg:height="0.8cm" svg:x="4.536cm" svg:y="10.38cm">
          <text:p/>
        </draw:rect>
        <draw:measure draw:style-name="gr29" draw:text-style-name="P2" draw:layer="measurelines" svg:x1="13.87cm" svg:y1="21.4cm" svg:x2="14.67cm" svg:y2="21.4cm">
          <text:p text:style-name="P2"><text:measure text:kind="gap"/><text:measure text:kind="value">80</text:measure><text:measure text:kind="unit">mm</text:measure><text:measure text:kind="gap"/></text:p>
        </draw:measure>
        <draw:measure draw:style-name="gr17" draw:text-style-name="P1" draw:layer="layout" svg:x1="24.98cm" svg:y1="3.39cm" svg:x2="24.98cm" svg:y2="4.38cm">
          <text:p text:style-name="P3"><text:span text:style-name="T1"><text:measure text:kind="gap"/></text:span><text:span text:style-name="T1"><text:measure text:kind="value">99</text:measure></text:span><text:span text:style-name="T1"><text:measure text:kind="unit">mm</text:measure></text:span><text:span text:style-name="T1"><text:measure text:kind="gap"/></text:span></text:p>
        </draw:measure>
      </draw:page>
      <draw:page draw:name="page2" draw:style-name="dp1" draw:master-page-name="Standard">
        <draw:measure draw:style-name="gr30" draw:text-style-name="P2" draw:layer="measurelines" svg:x1="5.53cm" svg:y1="19.08cm" svg:x2="5.53cm" svg:y2="8.92cm">
          <text:p text:style-name="P2"><text:span text:style-name="T1"><text:measure text:kind="gap"/></text:span><text:span text:style-name="T1"><text:measure text:kind="value">1 016</text:measure></text:span><text:span text:style-name="T1"><text:measure text:kind="unit">mm</text:measure></text:span><text:span text:style-name="T1"><text:measure text:kind="gap"/></text:span></text:p>
        </draw:measure>
        <draw:ellipse draw:style-name="gr12" draw:text-style-name="P1" draw:layer="layout" svg:width="3.051cm" svg:height="13.73cm" svg:x="13.329cm" svg:y="8.43cm" draw:kind="arc" draw:start-angle="289.56" draw:end-angle="2.2">
          <text:p/>
        </draw:ellipse>
        <draw:line draw:style-name="gr31" draw:text-style-name="P1" draw:layer="layout" svg:x1="15.37cm" svg:y1="19.03cm" svg:x2="15.37cm" svg:y2="9.47cm">
          <text:p/>
        </draw:line>
        <draw:line draw:style-name="gr31" draw:text-style-name="P1" draw:layer="layout" svg:x1="16.37cm" svg:y1="15.02cm" svg:x2="16.37cm" svg:y2="9.1cm">
          <text:p/>
        </draw:line>
        <draw:ellipse draw:style-name="gr12" draw:text-style-name="P1" draw:layer="layout" svg:width="2.42cm" svg:height="2.39cm" svg:x="13.96cm" svg:y="7.92cm" draw:kind="arc" draw:start-angle="1.05" draw:end-angle="93.89">
          <text:p/>
        </draw:ellipse>
        <draw:circle draw:style-name="gr12" draw:text-style-name="P1" draw:layer="layout" svg:width="1.31cm" svg:height="1.31cm" svg:x="14.069cm" svg:y="8.89cm" draw:kind="arc" draw:start-angle="1.32" draw:end-angle="95.63">
          <text:p/>
        </draw:circle>
        <draw:measure draw:style-name="gr32" draw:text-style-name="P2" draw:layer="measurelines" svg:x1="15.39cm" svg:y1="13.1cm" svg:x2="16.39cm" svg:y2="13.1cm">
          <text:p text:style-name="P2"><text:span text:style-name="T1"><text:measure text:kind="gap"/></text:span><text:span text:style-name="T1"><text:measure text:kind="value">100</text:measure></text:span><text:span text:style-name="T1"><text:measure text:kind="unit">mm</text:measure></text:span><text:span text:style-name="T1"><text:measure text:kind="gap"/></text:span></text:p>
        </draw:measure>
        <draw:ellipse draw:style-name="gr12" draw:text-style-name="P1" draw:layer="layout" svg:width="12.325cm" svg:height="2.145cm" svg:x="10.2cm" svg:y="7.9cm" draw:kind="arc" draw:start-angle="101.94" draw:end-angle="175.42">
          <text:p/>
        </draw:ellipse>
        <draw:line draw:style-name="gr10" draw:text-style-name="P1" draw:layer="layout" svg:x1="8.6cm" svg:y1="8.9cm" svg:x2="14.64cm" svg:y2="8.9cm">
          <text:p/>
        </draw:line>
        <draw:line draw:style-name="gr7" draw:text-style-name="P1" draw:layer="layout" svg:x1="11.38cm" svg:y1="28.13cm" svg:x2="11.38cm" svg:y2="6.28cm">
          <text:p/>
        </draw:line>
        <draw:measure draw:style-name="gr33" draw:text-style-name="P2" draw:layer="measurelines" svg:x1="11.5cm" svg:y1="8.91cm" svg:x2="11.5cm" svg:y2="8.35cm">
          <text:p text:style-name="P2"><text:span text:style-name="T1"><text:measure text:kind="gap"/></text:span><text:span text:style-name="T1"><text:measure text:kind="value">56</text:measure></text:span><text:span text:style-name="T1"><text:measure text:kind="unit">mm</text:measure></text:span><text:span text:style-name="T1"><text:measure text:kind="gap"/></text:span></text:p>
        </draw:measure>
        <draw:frame draw:style-name="gr34" draw:text-style-name="P8" draw:layer="layout" svg:width="10.459cm" svg:height="0.65cm" svg:x="3.911cm" svg:y="1.53cm">
          <draw:text-box>
            <text:p text:style-name="P7"><text:span text:style-name="T4">Dimension VP BenQ MX620ST : 287.3 x 114.4x 232.6 </text:span></text:p>
          </draw:text-box>
        </draw:frame>
        <draw:frame draw:style-name="gr34" draw:text-style-name="P8" draw:layer="layout" svg:width="3.004cm" svg:height="1.047cm" svg:x="12.489cm" svg:y="1.538cm">
          <draw:text-box>
            <text:p text:style-name="P7"><text:span text:style-name="T4">(W x H x D mm)</text:span></text:p>
          </draw:text-box>
        </draw:frame>
        <draw:g>
          <draw:rect draw:style-name="gr26" draw:text-style-name="P1" draw:layer="layout" svg:width="0.19cm" svg:height="5.96cm" svg:x="16.221cm" svg:y="7.9cm">
            <text:p/>
          </draw:rect>
          <draw:measure draw:style-name="gr17" draw:text-style-name="P1" draw:layer="measurelines" svg:x1="16.221cm" svg:y1="8.07cm" svg:x2="16.411cm" svg:y2="8.07cm">
            <text:p text:style-name="P3"><text:span text:style-name="T1"><text:measure text:kind="gap"/></text:span><text:span text:style-name="T1"><text:measure text:kind="value">19</text:measure></text:span><text:span text:style-name="T1"><text:measure text:kind="unit">mm</text:measure></text:span><text:span text:style-name="T1"><text:measure text:kind="gap"/></text:span></text:p>
          </draw:measure>
        </draw:g>
        <draw:rect draw:style-name="gr35" draw:text-style-name="P1" draw:layer="layout" svg:width="1.145cm" svg:height="2.33cm" svg:x="15.03cm" svg:y="7.77cm">
          <text:p/>
        </draw:rect>
        <draw:g>
          <draw:measure draw:style-name="gr36" draw:text-style-name="P2" draw:layer="measurelines" svg:x1="29.03cm" svg:y1="10.229cm" svg:x2="29.03cm" svg:y2="7.899cm">
            <text:p text:style-name="P2"><text:span text:style-name="T1"><text:measure text:kind="gap"/></text:span><text:span text:style-name="T1"><text:measure text:kind="value">233</text:measure></text:span><text:span text:style-name="T1"><text:measure text:kind="unit">mm</text:measure></text:span><text:span text:style-name="T1"><text:measure text:kind="gap"/></text:span></text:p>
          </draw:measure>
          <draw:measure draw:style-name="gr37" draw:text-style-name="P2" draw:layer="measurelines" svg:x1="26.82cm" svg:y1="9.859cm" svg:x2="29.69cm" svg:y2="9.859cm">
            <text:p text:style-name="P2"><text:span text:style-name="T1"><text:measure text:kind="gap"/></text:span><text:span text:style-name="T1"><text:measure text:kind="value">287</text:measure></text:span><text:span text:style-name="T1"><text:measure text:kind="unit">mm</text:measure></text:span><text:span text:style-name="T1"><text:measure text:kind="gap"/></text:span></text:p>
          </draw:measure>
          <draw:polyline draw:style-name="gr38" draw:text-style-name="P1" draw:layer="controls" svg:width="2.859cm" svg:height="5.97cm" svg:x="26.83cm" svg:y="7.909cm" svg:viewBox="0 0 2860 5971" draw:points="233,5942 10,5942 0,2230 0,5952 209,5971 305,5636 415,5322 477,5169 545,5016 698,4708 840,4455 989,4217 1146,3993 1313,3781 1490,3579 1679,3386 1882,3201 2099,3021 2100,3022 2204,2967 2298,2911 2384,2853 2467,2790 2547,2721 2617,2652 2677,2583 2728,2513 2749,2478 2769,2442 2786,2405 2800,2369 2813,2331 2823,2293 2832,2255 2838,2215 1573,2411 762,2546 537,2590 510,2598 502,2600 497,2603 496,2604 496,2604 496,2605 497,2606 499,2606 517,2607 2353,2607 2405,2605 2455,2598 2504,2587 2550,2571 2595,2552 2636,2529 2675,2502 2711,2472 2744,2440 2773,2404 2799,2366 2820,2326 2837,2284 2850,2239 2857,2194 2860,2147 2860,461 2857,414 2850,368 2837,324 2820,281 2799,241 2773,203 2744,168 2711,135 2675,105 2636,79 2595,56 2550,36 2504,21 2455,9 2405,2 2353,0 517,0 465,2 415,9 366,21 320,36 276,56 234,79 195,105 159,135 126,168 97,203 71,241 50,281 33,324 20,368 13,414 10,461 10,2147">
            <text:p/>
          </draw:polyline>
        </draw:g>
        <draw:g>
          <draw:rect draw:style-name="gr10" draw:text-style-name="P1" draw:layer="controls" svg:width="0.19cm" svg:height="13.84cm" svg:x="26.18cm" svg:y="7.91cm">
            <text:p/>
          </draw:rect>
          <draw:rect draw:style-name="gr10" draw:text-style-name="P1" draw:layer="controls" svg:width="0.19cm" svg:height="13.84cm" svg:x="26.645cm" svg:y="7.91cm">
            <text:p/>
          </draw:rect>
          <draw:rect draw:style-name="gr39" draw:text-style-name="P1" draw:layer="controls" svg:width="0.27cm" svg:height="0.97cm" svg:x="26.375cm" svg:y="7.91cm">
            <text:p/>
          </draw:rect>
          <draw:rect draw:style-name="gr10" draw:text-style-name="P1" draw:layer="controls" svg:width="0.27cm" svg:height="1cm" svg:x="26.37cm" svg:y="18.06cm">
            <text:p/>
          </draw:rect>
          <draw:rect draw:style-name="gr39" draw:text-style-name="P1" draw:layer="controls" svg:width="0.27cm" svg:height="0.97cm" svg:x="25.91cm" svg:y="7.91cm">
            <text:p/>
          </draw:rect>
          <draw:rect draw:style-name="gr10" draw:text-style-name="P1" draw:layer="controls" svg:width="0.19cm" svg:height="13.84cm" svg:x="25.72cm" svg:y="7.91cm">
            <text:p/>
          </draw:rect>
          <draw:rect draw:style-name="gr10" draw:text-style-name="P1" draw:layer="controls" svg:width="0.27cm" svg:height="1cm" svg:x="25.91cm" svg:y="18.06cm">
            <text:p/>
          </draw:rect>
          <draw:rect draw:style-name="gr10" draw:text-style-name="P1" draw:layer="controls" svg:width="0.27cm" svg:height="1cm" svg:x="25.908cm" svg:y="13.092cm">
            <text:p/>
          </draw:rect>
          <draw:rect draw:style-name="gr10" draw:text-style-name="P1" draw:layer="layout" svg:width="0.27cm" svg:height="1cm" svg:x="26.38cm" svg:y="13.1cm">
            <text:p/>
          </draw:rect>
        </draw:g>
        <draw:measure draw:style-name="gr40" draw:text-style-name="P2" draw:layer="measurelines" svg:x1="25.72cm" svg:y1="16.26cm" svg:x2="26.83cm" svg:y2="16.26cm">
          <text:p text:style-name="P2"><text:span text:style-name="T1"><text:measure text:kind="gap"/></text:span><text:span text:style-name="T1"><text:measure text:kind="value">111</text:measure></text:span><text:span text:style-name="T1"><text:measure text:kind="unit">mm</text:measure></text:span><text:span text:style-name="T1"><text:measure text:kind="gap"/></text:span></text:p>
        </draw:measure>
        <draw:g>
          <draw:custom-shape draw:style-name="gr41" draw:text-style-name="P1" draw:layer="controls" svg:width="10.16cm" svg:height="7.5cm" svg:x="21.21cm" svg:y="19.07cm">
            <text:p/>
            <draw:enhanced-geometry svg:viewBox="0 0 21600 21600" draw:mirror-horizontal="false" draw:mirror-vertical="false" draw:type="rectangle" draw:enhanced-path="M 0 0 L 21600 0 21600 21600 0 21600 0 0 Z N"/>
          </draw:custom-shape>
          <draw:ellipse draw:style-name="gr42" draw:text-style-name="P1" draw:layer="controls" svg:width="8.22cm" svg:height="10.28cm" svg:x="22.2cm" svg:y="21.91cm" draw:kind="arc" draw:start-angle="5.62" draw:end-angle="174.4">
            <text:p/>
          </draw:ellipse>
        </draw:g>
        <draw:rect draw:style-name="gr10" draw:text-style-name="P1" draw:layer="controls" svg:width="8cm" svg:height="7.53cm" svg:x="7.39cm" svg:y="19.03cm">
          <text:p/>
        </draw:rect>
        <draw:measure draw:style-name="gr43" draw:text-style-name="P2" draw:layer="measurelines" svg:x1="7.38cm" svg:y1="19.05cm" svg:x2="11.38cm" svg:y2="19.05cm">
          <text:p text:style-name="P2"><text:span text:style-name="T1"><text:measure text:kind="gap"/></text:span><text:span text:style-name="T1"><text:measure text:kind="value">400</text:measure></text:span><text:span text:style-name="T1"><text:measure text:kind="unit">mm</text:measure></text:span><text:span text:style-name="T1"><text:measure text:kind="gap"/></text:span></text:p>
        </draw:measure>
        <draw:ellipse draw:style-name="gr20" draw:text-style-name="P1" draw:layer="controls" svg:width="10.06cm" svg:height="6.05cm" draw:transform="rotate (-1.5707963267949) translate (14.363cm 21.901cm)" draw:kind="arc" draw:start-angle="93.91" draw:end-angle="266.11">
          <text:p/>
        </draw:ellipse>
        <draw:measure draw:style-name="gr44" draw:text-style-name="P2" draw:layer="controls" svg:x1="15.38cm" svg:y1="19.061cm" svg:x2="15.38cm" svg:y2="20.361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line draw:style-name="gr14" draw:text-style-name="P1" draw:layer="controls" svg:x1="15.37cm" svg:y1="20.37cm" svg:x2="7.43cm" svg:y2="20.37cm">
          <text:p/>
        </draw:line>
        <draw:line draw:style-name="gr14" draw:text-style-name="P1" draw:layer="controls" svg:x1="31.34cm" svg:y1="20.37cm" svg:x2="21.22cm" svg:y2="20.37cm">
          <text:p/>
        </draw:line>
        <draw:line draw:style-name="gr14" draw:text-style-name="P1" draw:layer="controls" svg:x1="12.2cm" svg:y1="8.18cm" svg:x2="12.2cm" svg:y2="8.88cm">
          <text:p/>
        </draw:line>
        <draw:line draw:style-name="gr7" draw:text-style-name="P1" draw:layer="controls" svg:x1="26.28cm" svg:y1="28.11cm" svg:x2="26.28cm" svg:y2="6.26cm">
          <text:p/>
        </draw:line>
        <draw:measure draw:style-name="gr45" draw:text-style-name="P2" draw:layer="measurelines" svg:x1="26.3cm" svg:y1="26.58cm" svg:x2="21.22cm" svg:y2="26.58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controls" svg:x1="14.5cm" svg:y1="9cm" svg:x2="32.94cm" svg:y2="9cm">
          <text:p/>
        </draw:line>
        <draw:rect draw:style-name="gr35" draw:text-style-name="P1" draw:layer="layout" svg:width="0.59cm" svg:height="0.37cm" svg:x="11.08cm" svg:y="8.92cm">
          <text:p/>
        </draw:rect>
        <draw:measure draw:style-name="gr46" draw:text-style-name="P2" draw:layer="measurelines" svg:x1="31.08cm" svg:y1="19.09cm" svg:x2="31.08cm" svg:y2="10.09cm">
          <text:p text:style-name="P2"><text:span text:style-name="T1"><text:measure text:kind="gap"/></text:span><text:span text:style-name="T1"><text:measure text:kind="value">900</text:measure></text:span><text:span text:style-name="T1"><text:measure text:kind="unit">mm</text:measure></text:span><text:span text:style-name="T1"><text:measure text:kind="gap"/></text:span></text:p>
        </draw:measure>
        <draw:line draw:style-name="gr7" draw:text-style-name="P1" draw:layer="layout" svg:x1="31.42cm" svg:y1="10.09cm" svg:x2="14.35cm" svg:y2="10.09cm">
          <text:p/>
        </draw:line>
        <draw:measure draw:style-name="gr47" draw:text-style-name="P2" draw:layer="measurelines" svg:x1="32.21cm" svg:y1="19.07cm" svg:x2="32.21cm" svg:y2="8.99cm">
          <text:p text:style-name="P2"><text:span text:style-name="T1"><text:measure text:kind="gap"/></text:span><text:span text:style-name="T1"><text:measure text:kind="value">1 008</text:measure></text:span><text:span text:style-name="T1"><text:measure text:kind="unit">mm</text:measure></text:span><text:span text:style-name="T1"><text:measure text:kind="gap"/></text:span></text:p>
        </draw:measure>
        <draw:frame draw:style-name="gr48" draw:text-style-name="P8" draw:layer="layout" svg:width="4.99cm" svg:height="1.87cm" svg:x="34.17cm" svg:y="13.91cm">
          <draw:text-box>
            <text:p text:style-name="P7"><text:span text:style-name="T4">Position min et max du VP, selon spécifications constructeur.</text:span></text:p>
          </draw:text-box>
        </draw:frame>
        <draw:line draw:style-name="gr7" draw:text-style-name="P1" draw:layer="layout" svg:x1="14.53cm" svg:y1="13.87cm" svg:x2="32.97cm" svg:y2="13.87cm">
          <text:p/>
        </draw:line>
        <draw:line draw:style-name="gr7" draw:text-style-name="P1" draw:layer="layout" svg:x1="14.5cm" svg:y1="7.9cm" svg:x2="32.94cm" svg:y2="7.9cm">
          <text:p/>
        </draw:line>
        <draw:rect draw:style-name="gr26" draw:text-style-name="P5" draw:layer="layout" svg:width="7.69cm" svg:height="1.23cm" svg:x="33.31cm" svg:y="27.47cm">
          <text:p/>
        </draw:rect>
        <draw:rect draw:style-name="gr26" draw:text-style-name="P5" draw:layer="layout" svg:width="3.84cm" svg:height="1.23cm" svg:x="37.16cm" svg:y="26.254cm">
          <text:p/>
        </draw:rect>
        <draw:rect draw:style-name="gr26" draw:text-style-name="P5" draw:layer="layout" svg:width="3.84cm" svg:height="1.23cm" svg:x="33.31cm" svg:y="26.25cm">
          <text:p/>
        </draw:rect>
        <draw:frame draw:style-name="gr25" draw:text-style-name="P6" draw:layer="layout" svg:width="2.449cm" svg:height="0.692cm" svg:x="37.82cm" svg:y="26.548cm">
          <draw:text-box>
            <text:p><text:span text:style-name="T3">01/10/2014</text:span></text:p>
          </draw:text-box>
        </draw:frame>
        <draw:frame draw:style-name="gr27" draw:text-style-name="P6" draw:layer="layout" svg:width="4.96cm" svg:height="0.692cm" svg:x="33.87cm" svg:y="27.748cm">
          <draw:text-box>
            <text:p><text:span text:style-name="T3">Bac à sable augmenté </text:span></text:p>
          </draw:text-box>
        </draw:frame>
        <draw:frame draw:style-name="gr25" draw:text-style-name="P6" draw:layer="layout" svg:width="2.555cm" svg:height="0.692cm" svg:x="34.07cm" svg:y="26.548cm">
          <draw:text-box>
            <text:p><text:span text:style-name="T3">Version 1.2</text:span></text:p>
          </draw:text-box>
        </draw:frame>
        <draw:frame draw:style-name="gr25" draw:text-style-name="P6" draw:layer="layout" svg:width="1.044cm" svg:height="0.692cm" svg:x="39.636cm" svg:y="27.76cm">
          <draw:text-box>
            <text:p><text:span text:style-name="T3">2/2</text:span></text:p>
          </draw:text-box>
        </draw:frame>
        <draw:measure draw:style-name="gr49" draw:text-style-name="P2" draw:layer="measurelines" svg:x1="15.39cm" svg:y1="7.89cm" svg:x2="15.39cm" svg:y2="21.8cm">
          <text:p text:style-name="P2"><text:span text:style-name="T1"><text:measure text:kind="gap"/></text:span><text:span text:style-name="T1"><text:measure text:kind="value">1 391</text:measure></text:span><text:span text:style-name="T1"><text:measure text:kind="unit">mm</text:measure></text:span><text:span text:style-name="T1"><text:measure text:kind="gap"/></text:span></text:p>
        </draw:measure>
        <draw:measure draw:style-name="gr50" draw:text-style-name="P2" draw:layer="measurelines" svg:x1="25.31cm" svg:y1="7.89cm" svg:x2="25.31cm" svg:y2="13.87cm">
          <text:p text:style-name="P2"><text:span text:style-name="T1"><text:measure text:kind="gap"/></text:span><text:span text:style-name="T1"><text:measure text:kind="value">598</text:measure></text:span><text:span text:style-name="T1"><text:measure text:kind="unit">mm</text:measure></text:span><text:span text:style-name="T1"><text:measure text:kind="gap"/></text:span></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gl </meta:initial-creator>
    <meta:creation-date>2014-09-08T15:42:19.086037018</meta:creation-date>
    <dc:date>2014-09-30T15:30:41.029994881</dc:date>
    <dc:creator>Pierre-Gilles Levallois</dc:creator>
    <meta:editing-duration>P1DT22H14M35S</meta:editing-duration>
    <meta:editing-cycles>145</meta:editing-cycles>
    <meta:generator>LibreOffice/4.1.3.2$Linux_X86_64 LibreOffice_project/410m0$Build-2</meta:generator>
    <meta:printed-by>Pierre-Gilles Levallois</meta:printed-by>
    <meta:print-date>2014-09-29T17:30:00.431996667</meta:print-date>
    <meta:document-statistic meta:object-count="135"/>
  </office:meta>
</office:document-meta>
</file>